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827cm" table:align="left"/>
    </style:style>
    <style:style style:name="Table1.A" style:family="table-column">
      <style:table-column-properties style:column-width="3.923cm"/>
    </style:style>
    <style:style style:name="Table1.B" style:family="table-column">
      <style:table-column-properties style:column-width="1.974cm"/>
    </style:style>
    <style:style style:name="Table1.C" style:family="table-column">
      <style:table-column-properties style:column-width="9.93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058cm" table:align="left"/>
    </style:style>
    <style:style style:name="Table2.A" style:family="table-column">
      <style:table-column-properties style:column-width="2.233cm"/>
    </style:style>
    <style:style style:name="Table2.B" style:family="table-column">
      <style:table-column-properties style:column-width="2.03cm"/>
    </style:style>
    <style:style style:name="Table2.C" style:family="table-column">
      <style:table-column-properties style:column-width="8.79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94cdc"/>
    </style:style>
    <style:style style:name="P2" style:family="paragraph" style:parent-style-name="Heading_20_2">
      <style:text-properties fo:font-size="21pt" fo:font-weight="bold" style:font-size-asian="21pt" style:font-weight-asian="bold" style:font-size-complex="21pt" style:font-weight-complex="bold"/>
    </style:style>
    <style:style style:name="P3" style:family="paragraph" style:parent-style-name="Heading_20_3">
      <style:text-properties fo:font-size="21pt" fo:font-weight="bold" style:font-size-asian="21pt" style:font-weight-asian="bold" style:font-size-complex="21pt" style:font-weight-complex="bold"/>
    </style:style>
    <style:style style:name="P4" style:family="paragraph" style:parent-style-name="Heading_20_3">
      <style:text-properties officeooo:paragraph-rsid="00094cdc"/>
    </style:style>
    <style:style style:name="P5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6" style:family="paragraph" style:parent-style-name="Standard">
      <style:text-properties officeooo:paragraph-rsid="00094cdc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>
      <style:text-properties officeooo:paragraph-rsid="00094c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4cdc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<text:s text:c="19"/>Ethereum Clients</text:span></text:p>
      <text:p text:style-name="P5"/>
      <text:h text:style-name="P2" text:outline-level="2"><text:span text:style-name="Strong_20_Emphasis">1. What is an Ethereum Client?</text:span></text:h>
      <text:p text:style-name="Text_20_body">An <text:span text:style-name="Strong_20_Emphasis">Ethereum client</text:span> is a <text:span text:style-name="Strong_20_Emphasis">software program</text:span> that allows your computer or device to connect to the Ethereum network.<text:line-break/>It follows the Ethereum protocol rules.</text:p>
      <text:p text:style-name="P5"/>
      <text:h text:style-name="P3" text:outline-level="3"><text:span text:style-name="Strong_20_Emphasis"><text:span text:style-name="T2">2.</text:span></text:span><text:span text:style-name="Strong_20_Emphasis">What an Ethereum client can do:</text:span></text:h>
      <text:list xml:id="list1833981754" text:style-name="L1">
        <text:list-item>
          <text:p text:style-name="P7">Interact with the Ethereum blockchain</text:p>
        </text:list-item>
        <text:list-item>
          <text:p text:style-name="P7">Validate transactions and blocks</text:p>
        </text:list-item>
        <text:list-item>
          <text:p text:style-name="P7">Deploy and run smart contracts</text:p>
        </text:list-item>
        <text:list-item>
          <text:p text:style-name="P7">Communicate with other nodes</text:p>
        </text:list-item>
      </text:list>
      <text:p text:style-name="P5"/>
      <text:h text:style-name="P2" text:outline-level="2"><text:span text:style-name="Strong_20_Emphasis"><text:span text:style-name="T2">3.</text:span></text:span><text:span text:style-name="Strong_20_Emphasis">Why Do We Have Multiple Ethereum Clients?</text:span></text:h>
      <text:p text:style-name="Text_20_body">Ethereum has many clients written in different programming languages, but all follow the same rules.</text:p>
      <text:p text:style-name="Text_20_body">This helps because:</text:p>
      <text:list xml:id="list281629309" text:style-name="L2">
        <text:list-item>
          <text:p text:style-name="P8">Increases <text:span text:style-name="Strong_20_Emphasis">security</text:span></text:p>
        </text:list-item>
        <text:list-item>
          <text:p text:style-name="P8">Improves <text:span text:style-name="Strong_20_Emphasis">decentralization</text:span></text:p>
        </text:list-item>
        <text:list-item>
          <text:p text:style-name="P8">Gives <text:span text:style-name="Strong_20_Emphasis">fault tolerance</text:span></text:p>
        </text:list-item>
      </text:list>
      <text:p text:style-name="P5"/>
      <text:p text:style-name="P6"><text:s text:c="6"/><text:span text:style-name="Strong_20_Emphasis">3. Ethereum Clients After “The Merge”</text:span></text:p>
      <text:p text:style-name="Text_20_body">After Ethereum switched from Proof-of-Work to <text:span text:style-name="Strong_20_Emphasis">Proof-of-Stake</text:span>, the system was divided into two main layers:</text:p>
      <text:h text:style-name="Heading_20_3" text:outline-level="3"><text:span text:style-name="Strong_20_Emphasis">A. Execution Layer</text:span></text:h>
      <text:list xml:id="list1477244059" text:style-name="L3">
        <text:list-item>
          <text:p text:style-name="P9">Handles <text:span text:style-name="Strong_20_Emphasis">transactions</text:span></text:p>
        </text:list-item>
        <text:list-item>
          <text:p text:style-name="P9">Runs the <text:span text:style-name="Strong_20_Emphasis">EVM (Ethereum Virtual Machine)</text:span></text:p>
        </text:list-item>
        <text:list-item>
          <text:p text:style-name="P9">Executes <text:span text:style-name="Strong_20_Emphasis">smart contracts</text:span></text:p>
        </text:list-item>
      </text:list>
      <text:h text:style-name="Heading_20_3" text:outline-level="3"><text:span text:style-name="Strong_20_Emphasis">B. Consensus Layer</text:span></text:h>
      <text:list xml:id="list3798682213" text:style-name="L4">
        <text:list-item>
          <text:p text:style-name="P10">Handles <text:span text:style-name="Strong_20_Emphasis">Proof-of-Stake</text:span></text:p>
        </text:list-item>
        <text:list-item>
          <text:p text:style-name="P10"><text:soft-page-break/>Manages <text:span text:style-name="Strong_20_Emphasis">validators</text:span></text:p>
        </text:list-item>
        <text:list-item>
          <text:p text:style-name="P10">Decides <text:span text:style-name="Strong_20_Emphasis">finality</text:span> (confirming blocks)</text:p>
        </text:list-item>
      </text:list>
      <text:p text:style-name="P6"><text:s text:c="10"/></text:p>
      <text:p text:style-name="P6"/>
      <text:h text:style-name="P1" text:outline-level="1"><text:span text:style-name="Strong_20_Emphasis">4. Execution Layer Clients</text:span></text:h>
      <text:p text:style-name="Text_20_body">(These execute smart contracts and maintain the blockchain state)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lient</text:span></text:p>
            </table:table-cell>
            <table:table-cell table:style-name="Table1.A1" office:value-type="string">
              <text:p text:style-name="Table_20_Heading"><text:span text:style-name="Strong_20_Emphasis">Language</text:span></text:p>
            </table:table-cell>
            <table:table-cell table:style-name="Table1.A1" office:value-type="string">
              <text:p text:style-name="Table_20_Heading"><text:span text:style-name="Strong_20_Emphasis">Simple Note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Geth (Go Ethereum)</text:span></text:p>
          </table:table-cell>
          <table:table-cell table:style-name="Table1.A1" office:value-type="string">
            <text:p text:style-name="Table_20_Contents">Go</text:p>
          </table:table-cell>
          <table:table-cell table:style-name="Table1.A1" office:value-type="string">
            <text:p text:style-name="Table_20_Contents">Most used Ethereum client; stable and officia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ethermind</text:span></text:p>
          </table:table-cell>
          <table:table-cell table:style-name="Table1.A1" office:value-type="string">
            <text:p text:style-name="Table_20_Contents">C# / .NET</text:p>
          </table:table-cell>
          <table:table-cell table:style-name="Table1.A1" office:value-type="string">
            <text:p text:style-name="Table_20_Contents">Very fast; good for Windows and enterprise user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esu</text:span></text:p>
          </table:table-cell>
          <table:table-cell table:style-name="Table1.A1" office:value-type="string">
            <text:p text:style-name="Table_20_Contents">Java</text:p>
          </table:table-cell>
          <table:table-cell table:style-name="Table1.A1" office:value-type="string">
            <text:p text:style-name="Table_20_Contents">Popular for enterprise blockchain projects (Hyperledger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rigon</text:span></text:p>
          </table:table-cell>
          <table:table-cell table:style-name="Table1.A1" office:value-type="string">
            <text:p text:style-name="Table_20_Contents">Go</text:p>
          </table:table-cell>
          <table:table-cell table:style-name="Table1.A1" office:value-type="string">
            <text:p text:style-name="Table_20_Contents">Faster and optimized version of Geth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th</text:span></text:p>
          </table:table-cell>
          <table:table-cell table:style-name="Table1.A1" office:value-type="string">
            <text:p text:style-name="Table_20_Contents">Rust</text:p>
          </table:table-cell>
          <table:table-cell table:style-name="Table1.A1" office:value-type="string">
            <text:p text:style-name="Table_20_Contents">New modern Rust-based client; extremely fast.</text:p>
          </table:table-cell>
        </table:table-row>
      </table:table>
      <text:p text:style-name="P6"/>
      <text:p text:style-name="P6"/>
      <text:h text:style-name="P4" text:outline-level="3"><text:span text:style-name="Strong_20_Emphasis">Role of Execution Clients</text:span></text:h>
      <text:list xml:id="list3691353725" text:style-name="L5">
        <text:list-item>
          <text:p text:style-name="P11">Process transactions</text:p>
        </text:list-item>
        <text:list-item>
          <text:p text:style-name="P11">Run the EVM</text:p>
        </text:list-item>
        <text:list-item>
          <text:p text:style-name="P11">Maintain blockchain state</text:p>
        </text:list-item>
        <text:list-item>
          <text:p text:style-name="P11">Communicate with the Consensus client</text:p>
        </text:list-item>
      </text:list>
      <text:p text:style-name="P6"/>
      <text:p text:style-name="P6"/>
      <text:h text:style-name="P1" text:outline-level="1"><text:span text:style-name="Strong_20_Emphasis">5. Consensus Layer Clients</text:span></text:h>
      <text:p text:style-name="Text_20_body">(These handle PoS, validators, and block finalization)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Client</text:span></text:p>
            </table:table-cell>
            <table:table-cell table:style-name="Table2.A1" office:value-type="string">
              <text:p text:style-name="Table_20_Heading"><text:span text:style-name="Strong_20_Emphasis">Language</text:span></text:p>
            </table:table-cell>
            <table:table-cell table:style-name="Table2.A1" office:value-type="string">
              <text:p text:style-name="Table_20_Heading"><text:span text:style-name="Strong_20_Emphasis">Simple Note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Prysm</text:span></text:p>
          </table:table-cell>
          <table:table-cell table:style-name="Table2.A1" office:value-type="string">
            <text:p text:style-name="Table_20_Contents">Go</text:p>
          </table:table-cell>
          <table:table-cell table:style-name="Table2.A1" office:value-type="string">
            <text:p text:style-name="Table_20_Contents">One of the most popular validator client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ighthouse</text:span></text:p>
          </table:table-cell>
          <table:table-cell table:style-name="Table2.A1" office:value-type="string">
            <text:p text:style-name="Table_20_Contents">Rust</text:p>
          </table:table-cell>
          <table:table-cell table:style-name="Table2.A1" office:value-type="string">
            <text:p text:style-name="Table_20_Contents">Very fast; efficient; widely truste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ku</text:span></text:p>
          </table:table-cell>
          <table:table-cell table:style-name="Table2.A1" office:value-type="string">
            <text:p text:style-name="Table_20_Contents">Java</text:p>
          </table:table-cell>
          <table:table-cell table:style-name="Table2.A1" office:value-type="string">
            <text:p text:style-name="Table_20_Contents">Enterprise-grade; made by ConsenSy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imbus</text:span></text:p>
          </table:table-cell>
          <table:table-cell table:style-name="Table2.A1" office:value-type="string">
            <text:p text:style-name="Table_20_Contents">Nim</text:p>
          </table:table-cell>
          <table:table-cell table:style-name="Table2.A1" office:value-type="string">
            <text:p text:style-name="Table_20_Contents">Works on low-power devices (mobile, embedded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odestar</text:span></text:p>
          </table:table-cell>
          <table:table-cell table:style-name="Table2.A1" office:value-type="string">
            <text:p text:style-name="Table_20_Contents">TypeScript</text:p>
          </table:table-cell>
          <table:table-cell table:style-name="Table2.A1" office:value-type="string">
            <text:p text:style-name="Table_20_Contents">Ideal for browser-based and web tools.</text:p>
          </table:table-cell>
        </table:table-row>
      </table:table>
      <text:h text:style-name="Heading_20_3" text:outline-level="3"><text:span text:style-name="Strong_20_Emphasis">Role of Consensus Clients</text:span></text:h>
      <text:list xml:id="list2224441622" text:style-name="L6">
        <text:list-item>
          <text:p text:style-name="P12">Manage staking</text:p>
        </text:list-item>
        <text:list-item>
          <text:p text:style-name="P12">Propose new blocks</text:p>
        </text:list-item>
        <text:list-item>
          <text:p text:style-name="P13">Attest (vote) on blocks</text:p>
        </text:list-item>
        <text:list-item>
          <text:p text:style-name="P13">Finalize blocks in Proof-of-Stake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00:06:04.812817016</meta:creation-date>
    <dc:date>2025-11-19T00:13:16.059368200</dc:date>
    <meta:editing-duration>PT7M11S</meta:editing-duration>
    <meta:editing-cycles>1</meta:editing-cycles>
    <meta:generator>LibreOffice/7.3.7.2$Linux_X86_64 LibreOffice_project/30$Build-2</meta:generator>
    <meta:document-statistic meta:table-count="2" meta:image-count="0" meta:object-count="0" meta:page-count="2" meta:paragraph-count="75" meta:word-count="307" meta:character-count="1985" meta:non-whitespace-character-count="1738"/>
  </office:meta>
</office:document-meta>
</file>